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text with <text:span text:style-name="A">character style A declaring bold</text:span>.</text:p>
      <text:p text:style-name="Standard">Some text with <text:span text:style-name="B">character style B declaring italics</text:span>.</text:p>
      <text:p text:style-name="Standard">Some text with <text:span text:style-name="A">character style A </text:span><text:span text:style-name="A"><text:span text:style-name="B">and nested character style B</text:span></text:span>.</text:p>
      <text:p text:style-name="Standard">Some text with <text:span text:style-name="B">character style B </text:span><text:span text:style-name="B"><text:span text:style-name="A">and nested character style A</text:span></text:span>.</text:p>
      <text:p text:style-name="Standard">Some text with <text:span text:style-name="B">character style B and </text:span><text:span text:style-name="B"><text:span text:style-name="A">nested character style A</text:span></text:span><text:span text:style-name="B">, continued with B only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" style:family="text">
      <style:text-properties fo:font-weight="bold"/>
    </style:style>
    <style:style style:name="B" style:family="text">
      <style:text-properties fo:font-style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Bernhard Haumacher</meta:initial-creator>
    <meta:creation-date>2007-05-21T07:47:36</meta:creation-date>
    <dc:creator>Bernhard Haumacher</dc:creator>
    <dc:date>2007-05-21T19:48:57</dc:date>
    <dc:language>de-DE</dc:language>
    <meta:editing-cycles>4</meta:editing-cycles>
    <meta:editing-duration>PT25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53" meta:character-count="308"/>
  </office:meta>
</office:document-meta>
</file>